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, world!</text:p>
      <text:p text:style-name="Standard">filename = ${_filename_}</text:p>
      <text:p text:style-name="Standard">data = ${_date_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22T16:13:11</meta:creation-date>
    <dc:date>2014-07-17T07:48:29.11</dc:date>
    <meta:editing-duration>PT1M34S</meta:editing-duration>
    <meta:editing-cycles>6</meta:editing-cycles>
    <meta:generator>OpenOffice.org/3.3$Win32 OpenOffice.org_project/330m20$Build-9567</meta:generator>
    <meta:document-statistic meta:table-count="0" meta:image-count="0" meta:object-count="0" meta:page-count="1" meta:paragraph-count="3" meta:word-count="8" meta:character-count="53"/>
  </office:meta>
</office:document-meta>
</file>